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5_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8, 1876</text:p>
      <text:p text:style-name="P2">Month<text:tab/><text:tab/><text:tab/><text:tab/><text:tab/><text:tab/>July</text:p>
      <text:p text:style-name="P2">Year<text:tab/><text:tab/><text:tab/><text:tab/><text:tab/><text:tab/>1876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ourth of July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the Sabbath after the 4<text:span text:style-name="T1">th</text:span><text:span text:style-name="T2"> of July 1876/</text:span></text:p>
      <text:p text:style-name="P4"><text:span text:style-name="T2">Lord God! <text:s/>The men who served Thee with unswerving/ fidelity, have taught the world a lesson, which we, Thy/ suppliants, hasten to carry out in Thy Divine presence./ <text:s/>They instructed us to thank Thy name, before enjoying/ the tokens of Thy favors, and to return thanks unto/ Thee, after having been made glad with Thy celestial/ bounties. <text:s/>The Sages of Thy people, whom Thou didst/ endow with keen discernment, knowing how prone/ is the human mind to forgetfulness, and how apt it is to/ consider itself the sole author of temporal happiness,/ have directed us in a manner which we will humbly/ perform. <text:s/>This Sabbath we enter Thy holy habitation/ with words on our lips, expressive of sentiments akin to/ those which we uttered on the Sabbath that has passed./ <text:s/>Anticipating an event brimful of joy to a nation/ Thou hast formed, signally protected, and exceedingly/ extolled, we laid then upon Thy altar, offerings of/ gratitude. <text:s/>And now that the occasion has realized/ the glowing hopes it inspired, now that it called forth/ an intensity of pleasure among free millions, and it/</text:span></text:p>
      <text:p text:style-name="P4"><text:span text:style-name="T2"/></text:p>
      <text:p text:style-name="P4"><text:span text:style-name="T2">[Page 2]</text:span></text:p>
      <text:p text:style-name="P4"><text:span text:style-name="T2">made the air vocal with their shouting from sea/ to sea, we rehearse Thy praise, O beneficent God, who/ didst bring that auspicious occasion to pass. <text:s/>May/ its effect have been so salutary, so lasting and far-/-reaching, that after a millenial[sic!] cycle of years, our/ latest posterity shall experience it in all its fulness./ <text:s/>The fire of poetry it enkindled, the impassioned oratory/ it evoked, the universal outburst of enthusiasm it pro-/-duced, will then be looked upon as a foreknowledge/ of a happiness to generations yet to be born. <text:s/>For we believe that/ only to accomplish the most merciful of Paternal deeds/ hast Thou, </text:span><text:soft-page-break/><text:span text:style-name="T2">O Lord! set America, the youngest of nations,/ prominently, even to advance the cause of humanity,/ which is the cause of religion. <text:s/>In the same manner/ as the riches of single individuals, and their talents, when/ jealousy kept for selfish purposes, may be likened/ to a choice plant in an uninhabited region, whose fruits/ and whose fragrance none can enjoy, so do we regard/ as futile and vain in achievements of a whole people,/ that do not tend to benefit Thy less favored creatures./ <text:s/>But America has, under Thy heavenly guidance, em-/-ployed the gifts showered down thereupon, as instruments/ of deliverance and exaltation. <text:s/>She has lent all/ </text:span></text:p>
      <text:p text:style-name="P4"><text:span text:style-name="T2"/></text:p>
      <text:p text:style-name="P4"><text:span text:style-name="T2">[Page 3]</text:span></text:p>
      <text:p text:style-name="P4"><text:span text:style-name="T2">inherent vigor to upraise an enslaved race,/ so that clanking of chains, and the sound of woes/ might not jar with the anthem of freedom. <text:s/>The sciences/ she cultivated, brought closer nation unto nation, and/ very nigh annihilated space, to prepare the way for/ a kingdom of peace upon earth, and of glory unto Thee, who/ dwellest in heaven. <text:s/>Therefore crowned heads bow, and/ from exalted thrones a voice issues forth calling America,/ "the good and the great." <text:s/>May she prove worthy of that/ title to the end of time. <text:s/>We fervently pray Thee for that/ boon, O watchful God! for, our hearts at times, flutter be-/-tween hope and fear. <text:s/>We behold men anxious to rob this/ land of her shining lustre, and cover her face as with a pall./ <text:s/>Men who would bring about an alliance destructive in its tendency,/ fatal in its results. <text:s/>Already have we, a residue of Thy people,/ felt their insidious arts, and we look up unto Thee that/ canst thwart the intentions of those who aim to do us evil./ <text:s/>Thou canst awaken a generous people to the danger they/ are exposed, and they will rise in all the majesty of their/ power, to defend inalienable rights. <text:s/>Grant it O Lord!/ <text:s/>And as we blessed Thy name before the glorious event just celebrated/ and thanked Thee after its consummation, so will we sing Thy/ praises in this country, wherein our happy lot was cast, henceforth &amp;/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3T13:37:52.39</meta:creation-date>
    <meta:document-statistic meta:table-count="0" meta:image-count="0" meta:object-count="0" meta:page-count="3" meta:paragraph-count="67" meta:word-count="817" meta:character-count="5087"/>
    <dc:date>2012-10-03T13:54:45.88</dc:date>
    <dc:creator>Penn Libraries</dc:creator>
    <meta:editing-duration>PT00H01M42S</meta:editing-duration>
    <meta:editing-cycles>1</meta:editing-cycles>
    <meta:generator>OpenOffice.org/3.2$Win32 OpenOffice.org_project/320m12$Build-9483</meta:generator>
  </office:meta>
</office:document-meta>
</file>